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14cm"/>
    </style:style>
    <style:style style:name="co9" style:family="table-column">
      <style:table-column-properties fo:break-before="auto" style:column-width="0.998cm"/>
    </style:style>
    <style:style style:name="co10" style:family="table-column">
      <style:table-column-properties fo:break-before="auto" style:column-width="1.226cm"/>
    </style:style>
    <style:style style:name="co11" style:family="table-column">
      <style:table-column-properties fo:break-before="auto" style:column-width="0.642cm"/>
    </style:style>
    <style:style style:name="co12" style:family="table-column">
      <style:table-column-properties fo:break-before="auto" style:column-width="12.714cm"/>
    </style:style>
    <style:style style:name="co5" style:family="table-column">
      <style:table-column-properties fo:break-before="auto" style:column-width="0.693cm"/>
    </style:style>
    <style:style style:name="co13" style:family="table-column">
      <style:table-column-properties fo:break-before="auto" style:column-width="1.475cm"/>
    </style:style>
    <style:style style:name="co8" style:family="table-column">
      <style:table-column-properties fo:break-before="auto" style:column-width="2.267cm"/>
    </style:style>
    <style:style style:name="co15" style:family="table-column">
      <style:table-column-properties fo:break-before="auto" style:column-width="3.579cm"/>
    </style:style>
    <style:style style:name="co16" style:family="table-column">
      <style:table-column-properties fo:break-before="auto" style:column-width="2.085cm"/>
    </style:style>
    <style:style style:name="co17" style:family="table-column">
      <style:table-column-properties fo:break-before="auto" style:column-width="3.307cm"/>
    </style:style>
    <style:style style:name="co18" style:family="table-column">
      <style:table-column-properties fo:break-before="auto" style:column-width="1.247cm"/>
    </style:style>
    <style:style style:name="co19" style:family="table-column">
      <style:table-column-properties fo:break-before="auto" style:column-width="1.554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2"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3"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4"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5"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6"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data-style-name="N109">
      <style:table-cell-properties fo:border-bottom="none" fo:border-left="none" fo:border-right="0.002cm solid #999999" fo:border-top="none"/>
    </style:style>
    <style:style style:name="ce38"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3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2" style:family="table-cell" style:parent-style-name="Default" style:data-style-name="N109">
      <style:table-cell-properties fo:border-bottom="none" fo:border-left="none" fo:border-right="0.002cm solid #000000" fo:border-top="none"/>
    </style:style>
    <style:style style:name="ce4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4"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9" style:family="table-cell" style:parent-style-name="Default" style:data-style-name="N84">
      <style:table-cell-properties style:text-align-source="fix" style:repeat-content="false"/>
      <style:paragraph-properties fo:text-align="end" fo:margin-left="0cm"/>
    </style:style>
    <style:style style:name="ce50" style:family="table-cell" style:parent-style-name="Default">
      <style:table-cell-properties fo:border-bottom="0.018cm solid #000000" fo:border-left="none" fo:border-right="none" fo:border-top="none"/>
    </style:style>
    <style:style style:name="ce51" style:family="table-cell" style:parent-style-name="Default" style:data-style-name="N108">
      <style:table-cell-properties style:text-align-source="fix" style:repeat-content="false"/>
      <style:paragraph-properties fo:text-align="end" fo:margin-left="0cm"/>
    </style:style>
    <style:style style:name="ce52"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3" style:family="table-cell" style:parent-style-name="Default" style:data-style-name="N109"/>
    <style:style style:name="ce54" style:family="table-cell" style:parent-style-name="Default" style:data-style-name="N109">
      <style:text-properties fo:font-style="italic" fo:font-weight="bold" style:font-style-asian="italic" style:font-weight-asian="bold" style:font-style-complex="italic" style:font-weight-complex="bold"/>
    </style:style>
    <style:style style:name="ce55"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6" style:family="table-cell" style:parent-style-name="Default" style:data-style-name="N109">
      <style:table-cell-properties fo:border-bottom="none" fo:border-left="none" fo:border-right="0.018cm solid #000000" fo:border-top="none"/>
    </style:style>
    <style:style style:name="ce57" style:family="table-cell" style:parent-style-name="Default" style:data-style-name="N100">
      <style:table-cell-properties style:text-align-source="fix" style:repeat-content="false"/>
      <style:paragraph-properties fo:text-align="start" fo:margin-left="0cm"/>
    </style:style>
    <style:style style:name="ce58"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59"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0"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ta_extref" style:family="table">
      <style:table-properties table:display="false"/>
    </style:style>
  </office:automatic-styles>
  <office:body>
    <office:spreadsheet>
      <table:table table:name="0. Overview" table:style-name="ta1" table:print="false">
        <office:forms form:automatic-focus="false" form:apply-design-mode="false"/>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5" table:default-cell-style-name="Default"/>
        <table:table-column table:style-name="co18" table:number-columns-repeated="2" table:default-cell-style-name="ce53"/>
        <table:table-column table:style-name="co19" table:number-columns-repeated="4" table:default-cell-style-name="ce57"/>
        <table:table-column table:style-name="co8" table:number-columns-repeated="1013" table:default-cell-style-name="Default"/>
        <table:table-row table:style-name="ro1">
          <table:table-cell table:number-columns-repeated="1024"/>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1">
          <table:table-cell table:number-columns-repeated="2"/>
          <table:table-cell table:style-name="ce50"/>
          <table:table-cell table:style-name="ce52"/>
          <table:table-cell table:style-name="ce52" office:value-type="string">
            <text:p>Duration</text:p>
          </table:table-cell>
          <table:table-cell table:style-name="ce55" office:value-type="string">
            <text:p>Step</text:p>
          </table:table-cell>
          <table:table-cell table:style-name="ce55" office:value-type="string">
            <text:p>Total</text:p>
          </table:table-cell>
          <table:table-cell table:number-columns-repeated="1017"/>
        </table:table-row>
        <table:table-row table:style-name="ro1">
          <table:table-cell table:number-columns-repeated="2"/>
          <table:table-cell table:style-name="ce51" office:value-type="float" office:value="1">
            <text:p>1.</text:p>
          </table:table-cell>
          <table:table-cell table:formula="of:=['1. Preparation'.E3]" office:value-type="string" office:string-value="Preparation">
            <text:p>Preparation</text:p>
          </table:table-cell>
          <table:table-cell/>
          <table:table-cell table:style-name="ce56" table:formula="of:=['1. Preparation'.$H$3]" office:value-type="time" office:time-value="PT01H25M00S">
            <text:p>01:25</text:p>
          </table:table-cell>
          <table:table-cell table:style-name="ce56" table:formula="of:=['1. Preparation'.$J$3]" office:value-type="time" office:time-value="PT01H25M00S">
            <text:p>01:25</text:p>
          </table:table-cell>
          <table:table-cell table:number-columns-repeated="1017"/>
        </table:table-row>
        <table:table-row table:style-name="ro1">
          <table:table-cell table:number-columns-repeated="2"/>
          <table:table-cell table:style-name="ce51" table:formula="of:=[.C4]+1" office:value-type="float" office:value="2">
            <text:p>2.</text:p>
          </table:table-cell>
          <table:table-cell table:formula="of:=['2. Software Testing'.E3]" office:value-type="string" office:string-value="Software Testing">
            <text:p>Software Testing</text:p>
          </table:table-cell>
          <table:table-cell/>
          <table:table-cell table:style-name="ce56" table:formula="of:=['2. Software Testing'.$H$3]" office:value-type="time" office:time-value="PT05H25M00S">
            <text:p>05:25</text:p>
          </table:table-cell>
          <table:table-cell table:style-name="ce56" table:formula="of:=['2. Software Testing'.$J$3]" office:value-type="time" office:time-value="PT06H50M00S">
            <text:p>06:50</text:p>
          </table:table-cell>
          <table:table-cell table:number-columns-repeated="1017"/>
        </table:table-row>
        <table:table-row table:style-name="ro1">
          <table:table-cell table:number-columns-repeated="2"/>
          <table:table-cell table:style-name="ce51" table:formula="of:=[.C5]+1" office:value-type="float" office:value="3">
            <text:p>3.</text:p>
          </table:table-cell>
          <table:table-cell table:formula="of:=['3. Build'.E3]" office:value-type="string" office:string-value="Build">
            <text:p>Build</text:p>
          </table:table-cell>
          <table:table-cell/>
          <table:table-cell table:style-name="ce56" table:formula="of:=['3. Build'.$H$3]" office:value-type="time" office:time-value="PT00H30M00S">
            <text:p>00:30</text:p>
          </table:table-cell>
          <table:table-cell table:style-name="ce56" table:formula="of:=['3. Build'.$J$3]" office:value-type="time" office:time-value="PT07H20M00S">
            <text:p>07:20</text:p>
          </table:table-cell>
          <table:table-cell table:number-columns-repeated="1017"/>
        </table:table-row>
        <table:table-row table:style-name="ro1">
          <table:table-cell table:number-columns-repeated="2"/>
          <table:table-cell table:style-name="ce51"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7]+1" office:value-type="float" office:value="5">
            <text:p>5.</text:p>
          </table:table-cell>
          <table:table-cell table:formula="of:=['5. Packaging'.E3]" office:value-type="string" office:string-value="Packaging">
            <text:p>Packag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8]+1" office:value-type="float" office:value="6">
            <text:p>6.</text:p>
          </table:table-cell>
          <table:table-cell table:formula="of:=['6. Upload'.E3]" office:value-type="string" office:string-value="Upload">
            <text:p>Upload</text:p>
          </table:table-cell>
          <table:table-cell/>
          <table:table-cell table:style-name="ce56" table:formula="of:=['6. Upload'.$H$3]" office:value-type="time" office:time-value="PT00H50M00S">
            <text:p>00:50</text:p>
          </table:table-cell>
          <table:table-cell table:style-name="ce56" table:formula="of:=['6. Upload'.$J$3]" office:value-type="time" office:time-value="PT08H40M00S">
            <text:p>08:40</text:p>
          </table:table-cell>
          <table:table-cell table:number-columns-repeated="1017"/>
        </table:table-row>
        <table:table-row table:style-name="ro1">
          <table:table-cell table:number-columns-repeated="2"/>
          <table:table-cell table:style-name="ce51" table:formula="of:=[.C9]+1" office:value-type="float" office:value="7">
            <text:p>7.</text:p>
          </table:table-cell>
          <table:table-cell table:formula="of:=['7. Finalization'.E3]" office:value-type="string" office:string-value="Finalization">
            <text:p>Finalization</text:p>
          </table:table-cell>
          <table:table-cell/>
          <table:table-cell table:style-name="ce56" table:formula="of:=['7. Finalization'.$H$3]" office:value-type="time" office:time-value="PT01H50M00S">
            <text:p>01:50</text:p>
          </table:table-cell>
          <table:table-cell table:style-name="ce56" table:formula="of:=['7. Finalization'.$J$3]" office:value-type="time" office:time-value="PT10H30M00S">
            <text:p>10:30</text:p>
          </table:table-cell>
          <table:table-cell table:number-columns-repeated="1017"/>
        </table:table-row>
        <table:table-row table:style-name="ro1" table:number-rows-repeated="2">
          <table:table-cell table:number-columns-repeated="1024"/>
        </table:table-row>
        <table:table-row table:style-name="ro1">
          <table:table-cell table:style-name="ce1" office:value-type="string">
            <text:p>The YAT story:</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2">
          <table:table-cell table:style-name="ce47"/>
          <table:table-cell table:style-name="ce48" table:number-columns-repeated="4"/>
          <table:table-cell table:style-name="ce52" table:number-columns-repeated="2"/>
          <table:table-cell table:style-name="ce59" office:value-type="string">
            <text:p>YAT</text:p>
          </table:table-cell>
          <table:table-cell table:style-name="ce59" office:value-type="string">
            <text:p>MKY</text:p>
          </table:table-cell>
          <table:table-cell table:style-name="ce59" office:value-type="string">
            <text:p>ALAZ</text:p>
          </table:table-cell>
          <table:table-cell table:style-name="ce59" office:value-type="string">
            <text:p>NUnit</text:p>
          </table:table-cell>
          <table:table-cell table:style-name="ce47" table:number-columns-repeated="1013"/>
        </table:table-row>
        <table:table-row table:style-name="ro1">
          <table:table-cell table:style-name="ce47"/>
          <table:table-cell table:style-name="ce49" office:value-type="date" office:date-value="2011-12-05">
            <text:p>2011-12-05</text:p>
          </table:table-cell>
          <table:table-cell table:style-name="ce7" office:value-type="string">
            <text:p>:</text:p>
          </table:table-cell>
          <table:table-cell office:value-type="string">
            <text:p>YAT 2.0 Beta 4 Candidate 1</text:p>
          </table:table-cell>
          <table:table-cell/>
          <table:table-cell table:style-name="Default" table:number-columns-repeated="2"/>
          <table:table-cell table:style-name="ce60" office:value-type="string">
            <text:p>1.99.28</text:p>
          </table:table-cell>
          <table:table-cell table:style-name="ce60" office:value-type="string">
            <text:p>1.0.7</text:p>
          </table:table-cell>
          <table:table-cell table:style-name="ce60" office:value-type="string">
            <text:p>3.5.5</text:p>
          </table:table-cell>
          <table:table-cell table:style-name="ce60" office:value-type="string">
            <text:p>1.0.4</text:p>
          </table:table-cell>
          <table:table-cell table:style-name="ce47" table:number-columns-repeated="1013"/>
        </table:table-row>
        <table:table-row table:style-name="ro1">
          <table:table-cell/>
          <table:table-cell table:style-name="ce49" office:value-type="date" office:date-value="2011-04-25">
            <text:p>2011-04-25</text:p>
          </table:table-cell>
          <table:table-cell table:style-name="ce7" office:value-type="string">
            <text:p>:</text:p>
          </table:table-cell>
          <table:table-cell office:value-type="string">
            <text:p>YAT 2.0 Beta 3 Candidate 4</text:p>
          </table:table-cell>
          <table:table-cell/>
          <table:table-cell table:style-name="Default" table:number-columns-repeated="2"/>
          <table:table-cell table:style-name="ce60" office:value-type="string">
            <text:p>1.99.26</text:p>
          </table:table-cell>
          <table:table-cell table:style-name="ce60" office:value-type="string">
            <text:p>1.0.5</text:p>
          </table:table-cell>
          <table:table-cell table:style-name="ce60" office:value-type="string">
            <text:p>3.5.3</text:p>
          </table:table-cell>
          <table:table-cell table:style-name="ce60" office:value-type="string">
            <text:p>1.0.2</text:p>
          </table:table-cell>
          <table:table-cell table:number-columns-repeated="1013"/>
        </table:table-row>
        <table:table-row table:style-name="ro1">
          <table:table-cell/>
          <table:table-cell table:style-name="ce49" office:value-type="date" office:date-value="2010-11-28">
            <text:p>2010-11-28</text:p>
          </table:table-cell>
          <table:table-cell table:style-name="ce7" office:value-type="string">
            <text:p>:</text:p>
          </table:table-cell>
          <table:table-cell office:value-type="string">
            <text:p>YAT 2.0 Beta 3 Candidate 3</text:p>
          </table:table-cell>
          <table:table-cell/>
          <table:table-cell table:style-name="Default" table:number-columns-repeated="2"/>
          <table:table-cell table:style-name="ce60" office:value-type="string">
            <text:p>1.99.25</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10-11-11">
            <text:p>2010-11-11</text:p>
          </table:table-cell>
          <table:table-cell table:style-name="ce7" office:value-type="string">
            <text:p>:</text:p>
          </table:table-cell>
          <table:table-cell office:value-type="string">
            <text:p>YAT 2.0 Beta 3 Candidate 2</text:p>
          </table:table-cell>
          <table:table-cell/>
          <table:table-cell table:style-name="Default" table:number-columns-repeated="2"/>
          <table:table-cell table:style-name="ce60" office:value-type="string">
            <text:p>1.99.24</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09-09-10">
            <text:p>2009-09-10</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3</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9-09-08">
            <text:p>2009-09-08</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2</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8-07-18">
            <text:p>2008-07-18</text:p>
          </table:table-cell>
          <table:table-cell table:style-name="ce7" office:value-type="string">
            <text:p>:</text:p>
          </table:table-cell>
          <table:table-cell office:value-type="string">
            <text:p>YAT 2.0 Beta 2 Candidate 4</text:p>
          </table:table-cell>
          <table:table-cell/>
          <table:table-cell table:style-name="Default" table:number-columns-repeated="2"/>
          <table:table-cell table:style-name="ce60" office:value-type="string">
            <text:p>1.99.20</text:p>
          </table:table-cell>
          <table:table-cell table:style-name="ce60" office:value-type="string">
            <text:p>1.0.0</text:p>
          </table:table-cell>
          <table:table-cell table:style-name="ce60" office:value-type="string">
            <text:p>1.2.0</text:p>
          </table:table-cell>
          <table:table-cell table:number-columns-repeated="1014"/>
        </table:table-row>
        <table:table-row table:style-name="ro1">
          <table:table-cell/>
          <table:table-cell table:style-name="ce49" office:value-type="date" office:date-value="2008-04-01">
            <text:p>2008-04-01</text:p>
          </table:table-cell>
          <table:table-cell table:style-name="ce7" office:value-type="string">
            <text:p>:</text:p>
          </table:table-cell>
          <table:table-cell office:value-type="string">
            <text:p>YAT 2.0 Beta 2 Candidate 3</text:p>
          </table:table-cell>
          <table:table-cell/>
          <table:table-cell table:style-name="Default" table:number-columns-repeated="2"/>
          <table:table-cell table:style-name="ce60" office:value-type="string">
            <text:p>1.99.19</text:p>
          </table:table-cell>
          <table:table-cell table:number-columns-repeated="1016"/>
        </table:table-row>
        <table:table-row table:style-name="ro1">
          <table:table-cell/>
          <table:table-cell table:style-name="ce49" office:value-type="date" office:date-value="2008-03-17">
            <text:p>2008-03-17</text:p>
          </table:table-cell>
          <table:table-cell table:style-name="ce7" office:value-type="string">
            <text:p>:</text:p>
          </table:table-cell>
          <table:table-cell office:value-type="string">
            <text:p>YAT 2.0 Beta 2 Candidate 2</text:p>
          </table:table-cell>
          <table:table-cell/>
          <table:table-cell table:style-name="Default" table:number-columns-repeated="2"/>
          <table:table-cell table:style-name="ce60" office:value-type="string">
            <text:p>1.99.18</text:p>
          </table:table-cell>
          <table:table-cell table:number-columns-repeated="1016"/>
        </table:table-row>
        <table:table-row table:style-name="ro1">
          <table:table-cell/>
          <table:table-cell table:style-name="ce49" office:value-type="date" office:date-value="2008-02-11">
            <text:p>2008-02-11</text:p>
          </table:table-cell>
          <table:table-cell table:style-name="ce7" office:value-type="string">
            <text:p>:</text:p>
          </table:table-cell>
          <table:table-cell office:value-type="string">
            <text:p>YAT 2.0 Beta 2 Candidate 1</text:p>
          </table:table-cell>
          <table:table-cell/>
          <table:table-cell table:style-name="Default" table:number-columns-repeated="2"/>
          <table:table-cell table:style-name="ce60" office:value-type="string">
            <text:p>1.99.17</text:p>
          </table:table-cell>
          <table:table-cell table:number-columns-repeated="1016"/>
        </table:table-row>
        <table:table-row table:style-name="ro1">
          <table:table-cell/>
          <table:table-cell table:style-name="ce49" office:value-type="date" office:date-value="2007-08-30">
            <text:p>2007-08-30</text:p>
          </table:table-cell>
          <table:table-cell table:style-name="ce7" office:value-type="string">
            <text:p>:</text:p>
          </table:table-cell>
          <table:table-cell office:value-type="string">
            <text:p>YAT 2.0 Beta 2 Preliminary</text:p>
          </table:table-cell>
          <table:table-cell/>
          <table:table-cell table:style-name="Default" table:number-columns-repeated="2"/>
          <table:table-cell table:style-name="ce60" office:value-type="string">
            <text:p>1.99.13</text:p>
          </table:table-cell>
          <table:table-cell table:number-columns-repeated="1016"/>
        </table:table-row>
        <table:table-row table:style-name="ro1">
          <table:table-cell/>
          <table:table-cell table:style-name="ce49" office:value-type="date" office:date-value="2007-04-15">
            <text:p>2007-04-15</text:p>
          </table:table-cell>
          <table:table-cell table:style-name="ce7" office:value-type="string">
            <text:p>:</text:p>
          </table:table-cell>
          <table:table-cell office:value-type="string">
            <text:p>YAT 2.0 Beta 1</text:p>
          </table:table-cell>
          <table:table-cell/>
          <table:table-cell table:style-name="Default" table:number-columns-repeated="2"/>
          <table:table-cell table:style-name="ce60" office:value-type="string">
            <text:p>1.99.12</text:p>
          </table:table-cell>
          <table:table-cell table:number-columns-repeated="1016"/>
        </table:table-row>
        <table:table-row table:style-name="ro1">
          <table:table-cell/>
          <table:table-cell table:style-name="ce49" office:value-type="date" office:date-value="2007-02-25">
            <text:p>2007-02-25</text:p>
          </table:table-cell>
          <table:table-cell table:style-name="ce7" office:value-type="string">
            <text:p>:</text:p>
          </table:table-cell>
          <table:table-cell office:value-type="string">
            <text:p>YAT 2.0 Alpha 3</text:p>
          </table:table-cell>
          <table:table-cell/>
          <table:table-cell table:style-name="Default" table:number-columns-repeated="2"/>
          <table:table-cell table:style-name="ce60" office:value-type="string">
            <text:p>1.99.8</text:p>
          </table:table-cell>
          <table:table-cell table:number-columns-repeated="1016"/>
        </table:table-row>
        <table:table-row table:style-name="ro1">
          <table:table-cell/>
          <table:table-cell table:style-name="ce49" office:value-type="date" office:date-value="2007-02-07">
            <text:p>2007-02-07</text:p>
          </table:table-cell>
          <table:table-cell table:style-name="ce7" office:value-type="string">
            <text:p>:</text:p>
          </table:table-cell>
          <table:table-cell office:value-type="string">
            <text:p>YAT 2.0 Alpha 2</text:p>
          </table:table-cell>
          <table:table-cell/>
          <table:table-cell table:style-name="Default" table:number-columns-repeated="2"/>
          <table:table-cell table:style-name="ce60" office:value-type="string">
            <text:p>1.99.3</text:p>
          </table:table-cell>
          <table:table-cell table:number-columns-repeated="1016"/>
        </table:table-row>
        <table:table-row table:style-name="ro1">
          <table:table-cell/>
          <table:table-cell table:style-name="ce49" office:value-type="date" office:date-value="2007-01-23">
            <text:p>2007-01-23</text:p>
          </table:table-cell>
          <table:table-cell table:style-name="ce7" office:value-type="string">
            <text:p>:</text:p>
          </table:table-cell>
          <table:table-cell office:value-type="string">
            <text:p>YAT 2.0 Alpha 1</text:p>
          </table:table-cell>
          <table:table-cell/>
          <table:table-cell table:style-name="Default" table:number-columns-repeated="2"/>
          <table:table-cell table:style-name="ce60" office:value-type="string">
            <text:p>1.99.0</text:p>
          </table:table-cell>
          <table:table-cell table:number-columns-repeated="1016"/>
        </table:table-row>
        <table:table-row table:style-name="ro1">
          <table:table-cell/>
          <table:table-cell table:style-name="ce49" office:value-type="date" office:date-value="2003-10-31">
            <text:p>2003-10-31</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2</text:p>
          </table:table-cell>
          <table:table-cell table:number-columns-repeated="1016"/>
        </table:table-row>
        <table:table-row table:style-name="ro1">
          <table:table-cell/>
          <table:table-cell table:style-name="ce49" office:value-type="date" office:date-value="2003-10-30">
            <text:p>2003-10-30</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1</text:p>
          </table:table-cell>
          <table:table-cell table:number-columns-repeated="1016"/>
        </table:table-row>
        <table:table-row table:style-name="ro1">
          <table:table-cell/>
          <table:table-cell table:style-name="ce49" office:value-type="date" office:date-value="2003-10-14">
            <text:p>2003-10-14</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0</text:p>
          </table:table-cell>
          <table:table-cell table:number-columns-repeated="1016"/>
        </table:table-row>
        <table:table-row table:style-name="ro1" table:number-rows-repeated="65503">
          <table:table-cell table:number-columns-repeated="1024"/>
        </table:table-row>
        <table:table-row table:style-name="ro1">
          <table:table-cell table:number-columns-repeated="1024"/>
        </table:table-row>
      </table:table>
      <table:table table:name="1. Prepar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2"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2"/>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6" office:value-type="time" office:time-value="PT00H00M00S">
            <text:p>00:00</text:p>
          </table:table-cell>
          <table:table-cell table:style-name="ce41" table:formula="of:=[.G3]+SUM([.G4:.G65529])" office:value-type="time" office:time-value="PT01H25M00S">
            <text:p>01:25</text:p>
          </table:table-cell>
          <table:table-cell table:style-name="ce36" office:value-type="time" office:time-value="PT00H00M00S">
            <text:p>00:00</text:p>
          </table:table-cell>
          <table:table-cell table:style-name="ce41" table:formula="of:=MAX([.I4:.I65529])" office:value-type="time" office:time-value="PT01H25M00S">
            <text:p>01:25</text:p>
          </table:table-cell>
          <table:table-cell table:style-name="ce45"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8" office:value-type="time" office:time-value="PT00H20M00S">
            <text:p>00:20</text:p>
          </table:table-cell>
          <table:table-cell table:style-name="ce43"/>
          <table:table-cell table:style-name="ce38" table:formula="of:=MAX([.I$1:.I4])+[.G5]" office:value-type="time" office:time-value="PT00H20M00S">
            <text:p>00:20</text:p>
          </table:table-cell>
          <table:table-cell table:style-name="ce43"/>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8" office:value-type="time" office:time-value="PT00H05M00S">
            <text:p>00:05</text:p>
          </table:table-cell>
          <table:table-cell table:style-name="ce43"/>
          <table:table-cell table:style-name="ce38" table:formula="of:=MAX([.I$1:.I19])+[.G20]" office:value-type="time" office:time-value="PT00H25M00S">
            <text:p>00:25</text:p>
          </table:table-cell>
          <table:table-cell table:style-name="ce44"/>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8" office:value-type="time" office:time-value="PT00H15M00S">
            <text:p>00:15</text:p>
          </table:table-cell>
          <table:table-cell table:style-name="ce43"/>
          <table:table-cell table:style-name="ce38" table:formula="of:=MAX([.I$1:.I23])+[.G24]" office:value-type="time" office:time-value="PT00H40M00S">
            <text:p>00:40</text:p>
          </table:table-cell>
          <table:table-cell table:style-name="ce44"/>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8" office:value-type="time" office:time-value="PT00H15M00S">
            <text:p>00:15</text:p>
          </table:table-cell>
          <table:table-cell table:style-name="ce43"/>
          <table:table-cell table:style-name="ce38" table:formula="of:=MAX([.I$1:.I28])+[.G29]" office:value-type="time" office:time-value="PT00H55M00S">
            <text:p>00:55</text:p>
          </table:table-cell>
          <table:table-cell table:style-name="ce44"/>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Upgrade settings in settings archive</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1H25M00S">
            <text:p>01:25</text:p>
          </table:table-cell>
          <table:table-cell table:style-name="ce44"/>
          <table:table-cell table:style-name="ce1" table:number-columns-repeated="1012"/>
        </table:table-row>
        <table:table-row table:style-name="ro1">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34]; COUNTA([.C$35:.C36]); &quot;.&quot;)" office:value-type="string" office:string-value="1.5.2.">
            <text:p>1.5.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34]; COUNTA([.C$35:.C41]); &quot;.&quot;)" office:value-type="string" office:string-value="1.5.3.">
            <text:p>1.5.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34]; COUNTA([.C$35:.C42]); &quot;.&quot;)" office:value-type="string" office:string-value="1.5.4.">
            <text:p>1.5.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6" office:value-type="time" office:time-value="PT00H00M00S">
            <text:p>00:00</text:p>
          </table:table-cell>
          <table:table-cell table:style-name="ce41" table:formula="of:=[.G3]+SUM([.G4:.G65525])" office:value-type="time" office:time-value="PT05H25M00S">
            <text:p>05:25</text:p>
          </table:table-cell>
          <table:table-cell table:style-name="ce36" table:formula="of:=['1. Preparation'.$J$3]" office:value-type="time" office:time-value="PT01H25M00S">
            <text:p>01:25</text:p>
          </table:table-cell>
          <table:table-cell table:style-name="ce41" table:formula="of:=MAX([.I4:.I65525])" office:value-type="time" office:time-value="PT06H50M00S">
            <text:p>06: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8" office:value-type="time" office:time-value="PT00H30M00S">
            <text:p>00:30</text:p>
          </table:table-cell>
          <table:table-cell table:style-name="ce43"/>
          <table:table-cell table:style-name="ce38" table:formula="of:=MAX([.I$1:.I4])+[.G5]" office:value-type="time" office:time-value="PT01H55M00S">
            <text:p>01:55</text:p>
          </table:table-cell>
          <table:table-cell table:style-name="ce43"/>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8" office:value-type="time" office:time-value="PT02H00M00S">
            <text:p>02:00</text:p>
          </table:table-cell>
          <table:table-cell table:style-name="ce43"/>
          <table:table-cell table:style-name="ce38" table:formula="of:=MAX([.I$1:.I20])+[.G21]" office:value-type="time" office:time-value="PT04H25M00S">
            <text:p>04:25</text:p>
          </table:table-cell>
          <table:table-cell table:style-name="ce44"/>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4H55M00S">
            <text:p>04:55</text:p>
          </table:table-cell>
          <table:table-cell table:style-name="ce44"/>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8" office:value-type="time" office:time-value="PT00H10M00S">
            <text:p>00:10</text:p>
          </table:table-cell>
          <table:table-cell table:style-name="ce43"/>
          <table:table-cell table:style-name="ce38" table:formula="of:=MAX([.I$1:.I39])+[.G40]" office:value-type="time" office:time-value="PT05H05M00S">
            <text:p>05:05</text:p>
          </table:table-cell>
          <table:table-cell table:style-name="ce44"/>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8" office:value-type="time" office:time-value="PT01H30M00S">
            <text:p>01:30</text:p>
          </table:table-cell>
          <table:table-cell table:style-name="ce43"/>
          <table:table-cell table:style-name="ce38" table:formula="of:=MAX([.I$1:.I50])+[.G51]" office:value-type="time" office:time-value="PT06H35M00S">
            <text:p>06:35</text:p>
          </table:table-cell>
          <table:table-cell table:style-name="ce44"/>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8" office:value-type="time" office:time-value="PT00H15M00S">
            <text:p>00:15</text:p>
          </table:table-cell>
          <table:table-cell table:style-name="ce43"/>
          <table:table-cell table:style-name="ce38" table:formula="of:=MAX([.I$1:.I53])+[.G54]" office:value-type="time" office:time-value="PT06H50M00S">
            <text:p>06:50</text:p>
          </table:table-cell>
          <table:table-cell table:style-name="ce44"/>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6" office:value-type="time" office:time-value="PT00H00M00S">
            <text:p>00:00</text:p>
          </table:table-cell>
          <table:table-cell table:style-name="ce41" table:formula="of:=[.G3]+SUM([.G4:.G65509])" office:value-type="time" office:time-value="PT00H30M00S">
            <text:p>00:30</text:p>
          </table:table-cell>
          <table:table-cell table:style-name="ce36" table:formula="of:=['2. Software Testing'.$J$3]" office:value-type="time" office:time-value="PT06H50M00S">
            <text:p>06:50</text:p>
          </table:table-cell>
          <table:table-cell table:style-name="ce41" table:formula="of:=MAX([.I4:.I65509])" office:value-type="time" office:time-value="PT07H20M00S">
            <text:p>07:2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8" office:value-type="time" office:time-value="PT00H00M00S">
            <text:p>00:00</text:p>
          </table:table-cell>
          <table:table-cell table:style-name="ce43"/>
          <table:table-cell table:style-name="ce38" table:formula="of:=MAX([.I$1:.I4])+[.G5]" office:value-type="time" office:time-value="PT06H50M00S">
            <text:p>06:5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8" office:value-type="time" office:time-value="PT00H10M00S">
            <text:p>00:10</text:p>
          </table:table-cell>
          <table:table-cell table:style-name="ce43"/>
          <table:table-cell table:style-name="ce38" table:formula="of:=MAX([.I$1:.I7])+[.G8]" office:value-type="time" office:time-value="PT07H00M00S">
            <text:p>07:0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8" office:value-type="time" office:time-value="PT00H20M00S">
            <text:p>00:20</text:p>
          </table:table-cell>
          <table:table-cell table:style-name="ce43"/>
          <table:table-cell table:style-name="ce38" table:formula="of:=MAX([.I$1:.I16])+[.G17]"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6" office:value-type="time" office:time-value="PT00H00M00S">
            <text:p>00:00</text:p>
          </table:table-cell>
          <table:table-cell table:style-name="ce41" table:formula="of:=[.G3]+SUM([.G4:.G65495])" office:value-type="time" office:time-value="PT00H30M00S">
            <text:p>00:30</text:p>
          </table:table-cell>
          <table:table-cell table:style-name="ce36" table:formula="of:=['3. Build'.$J$3]" office:value-type="time" office:time-value="PT07H20M00S">
            <text:p>07:20</text:p>
          </table:table-cell>
          <table:table-cell table:style-name="ce41" table:formula="of:=MAX([.I4:.I65495])" office:value-type="time" office:time-value="PT07H50M00S">
            <text:p>07: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7H30M00S">
            <text:p>07:3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8" office:value-type="time" office:time-value="PT00H20M00S">
            <text:p>00:20</text:p>
          </table:table-cell>
          <table:table-cell table:style-name="ce43"/>
          <table:table-cell table:style-name="ce38" table:formula="of:=MAX([.I$1:.I9])+[.G10]" office:value-type="time" office:time-value="PT07H50M00S">
            <text:p>07:50</text:p>
          </table:table-cell>
          <table:table-cell table:style-name="ce44"/>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6" office:value-type="time" office:time-value="PT00H00M00S">
            <text:p>00:00</text:p>
          </table:table-cell>
          <table:table-cell table:style-name="ce41" table:formula="of:=[.G3]+SUM([.G4:.G65507])" office:value-type="time" office:time-value="PT00H35M00S">
            <text:p>00:35</text:p>
          </table:table-cell>
          <table:table-cell table:style-name="ce36" table:formula="of:=['4. Installation Testing'.$J$3]" office:value-type="time" office:time-value="PT07H50M00S">
            <text:p>07:50</text:p>
          </table:table-cell>
          <table:table-cell table:style-name="ce41" table:formula="of:=MAX([.I4:.I65507])" office:value-type="time" office:time-value="PT08H25M00S">
            <text:p>08:25</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8" office:value-type="time" office:time-value="PT00H05M00S">
            <text:p>00:05</text:p>
          </table:table-cell>
          <table:table-cell table:style-name="ce43"/>
          <table:table-cell table:style-name="ce38" table:formula="of:=MAX([.I$1:.I4])+[.G5]" office:value-type="time" office:time-value="PT07H55M00S">
            <text:p>07: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8" office:value-type="time" office:time-value="PT00H15M00S">
            <text:p>00:15</text:p>
          </table:table-cell>
          <table:table-cell table:style-name="ce43"/>
          <table:table-cell table:style-name="ce38" table:formula="of:=MAX([.I$1:.I7])+[.G8]" office:value-type="time" office:time-value="PT08H10M00S">
            <text:p>08:1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2">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2">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0]);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8" office:value-type="time" office:time-value="PT00H15M00S">
            <text:p>00:15</text:p>
          </table:table-cell>
          <table:table-cell table:style-name="ce43"/>
          <table:table-cell table:style-name="ce38" table:formula="of:=MAX([.I$1:.I18])+[.G20]"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20]; COUNTA([.C$21:.C21]);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0]; COUNTA([.C$21:.C22]);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0]; COUNTA([.C$21:.C23]); &quot;.&quot;)" office:value-type="string" office:string-value="5.3.3.">
            <text:p>5.3.3.</text:p>
          </table:table-cell>
          <table:table-cell table:style-name="ce31" office:value-type="string">
            <text:p></text:p>
          </table:table-cell>
          <table:table-cell office:value-type="string">
            <text:p>Upd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6" office:value-type="time" office:time-value="PT00H00M00S">
            <text:p>00:00</text:p>
          </table:table-cell>
          <table:table-cell table:style-name="ce41" table:formula="of:=[.G3]+SUM([.G4:.G65508])" office:value-type="time" office:time-value="PT00H50M00S">
            <text:p>00:50</text:p>
          </table:table-cell>
          <table:table-cell table:style-name="ce36" table:formula="of:=['4. Installation Testing'.$J$3]" office:value-type="time" office:time-value="PT07H50M00S">
            <text:p>07:50</text:p>
          </table:table-cell>
          <table:table-cell table:style-name="ce41" table:formula="of:=MAX([.I4:.I65508])" office:value-type="time" office:time-value="PT08H40M00S">
            <text:p>08:4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2">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8H00M00S">
            <text:p>08:0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3]);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8" office:value-type="time" office:time-value="PT00H10M00S">
            <text:p>00:10</text:p>
          </table:table-cell>
          <table:table-cell table:style-name="ce43"/>
          <table:table-cell table:style-name="ce38" table:formula="of:=MAX([.I$1:.I22])+[.G23]" office:value-type="time" office:time-value="PT08H40M00S">
            <text:p>08:40</text:p>
          </table:table-cell>
          <table:table-cell table:style-name="ce44"/>
          <table:table-cell table:style-name="ce1" table:number-columns-repeated="1014"/>
        </table:table-row>
        <table:table-row table:style-name="ro1">
          <table:table-cell table:number-columns-repeated="2"/>
          <table:table-cell table:style-name="ce26" table:formula="of:=CONCATENATE([.B$23]; COUNTA([.C$24:.C24]);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3]; COUNTA([.C$24:.C25]);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3]; COUNTA([.C$24:.C26]); &quot;.&quot;)" office:value-type="string" office:string-value="6.3.3.">
            <text:p>6.3.3.</text:p>
          </table:table-cell>
          <table:table-cell table:style-name="ce31" office:value-type="string">
            <text:p></text:p>
          </table:table-cell>
          <table:table-cell office:value-type="string">
            <text:p>Browse release notes</text:p>
          </table:table-cell>
          <table:table-cell table:number-columns-repeated="1019"/>
        </table:table-row>
        <table:table-row table:style-name="ro1" table:number-rows-repeated="65509">
          <table:table-cell table:number-columns-repeated="1024"/>
        </table:table-row>
        <table:table-row table:style-name="ro1">
          <table:table-cell table:number-columns-repeated="1024"/>
        </table:table-row>
      </table:table>
      <table:table table:name="7. Finalization" table:style-name="ta1" table:print="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6" office:value-type="time" office:time-value="PT00H00M00S">
            <text:p>00:00</text:p>
          </table:table-cell>
          <table:table-cell table:style-name="ce41" table:formula="of:=[.G3]+SUM([.G4:.G65519])" office:value-type="time" office:time-value="PT01H50M00S">
            <text:p>01:50</text:p>
          </table:table-cell>
          <table:table-cell table:style-name="ce36" table:formula="of:=['6. Upload'.$J$3]" office:value-type="time" office:time-value="PT08H40M00S">
            <text:p>08:40</text:p>
          </table:table-cell>
          <table:table-cell table:style-name="ce41" table:formula="of:=MAX([.I4:.I65519])" office:value-type="time" office:time-value="PT10H30M00S">
            <text:p>10:3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8" office:value-type="time" office:time-value="PT00H15M00S">
            <text:p>00:15</text:p>
          </table:table-cell>
          <table:table-cell table:style-name="ce43"/>
          <table:table-cell table:style-name="ce38" table:formula="of:=MAX([.I$1:.I4])+[.G5]" office:value-type="time" office:time-value="PT08H55M00S">
            <text:p>08: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3 Candidate 4 Version 1.99.26"</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1">
          <table:table-cell table:number-columns-repeated="2"/>
          <table:table-cell table:style-name="ce26"/>
          <table:table-cell table:style-name="ce31"/>
          <table:table-cell office:value-type="string">
            <text:p>"YAT 2.0 Beta 3 Candidate 4 Version 1.99.26 has been released. This release has focused on fixing issues that were reported by the growing YAT community. This release contains no new features. See the release notes for details on important changes, fixed bugs and known limitations. The next release is anticipated for Q4/2011 and will fix another bunch of bugs and limitations and may also contain a few new features. Th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8" office:value-type="time" office:time-value="PT00H15M00S">
            <text:p>00:15</text:p>
          </table:table-cell>
          <table:table-cell table:style-name="ce43"/>
          <table:table-cell table:style-name="ce38" table:formula="of:=MAX([.I$1:.I15])+[.G16]" office:value-type="time" office:time-value="PT09H10M00S">
            <text:p>09:10</text:p>
          </table:table-cell>
          <table:table-cell table:style-name="ce44"/>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26" table:formula="of:=CONCATENATE([.B$16]; COUNTA([.C$17:.C19]); &quot;.&quot;)" office:value-type="string" office:string-value="7.2.2.">
            <text:p>7.2.2.</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3]); &quot;.&quot;)" office:value-type="string" office:string-value="7.2.6.">
            <text:p>7.2.6.</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8" office:value-type="time" office:time-value="PT00H05M00S">
            <text:p>00:05</text:p>
          </table:table-cell>
          <table:table-cell table:style-name="ce43"/>
          <table:table-cell table:style-name="ce38" table:formula="of:=MAX([.I$1:.I24])+[.G25]" office:value-type="time" office:time-value="PT09H15M00S">
            <text:p>09:15</text:p>
          </table:table-cell>
          <table:table-cell table:style-name="ce44"/>
          <table:table-cell table:style-name="ce1" table:number-columns-repeated="1014"/>
        </table:table-row>
        <table:table-row table:style-name="ro1">
          <table:table-cell table:number-columns-repeated="2"/>
          <table:table-cell table:style-name="ce26" table:formula="of:=CONCATENATE([.B$25]; COUNTA([.C$26:.C26]);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8]);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8" office:value-type="time" office:time-value="PT00H15M00S">
            <text:p>00:15</text:p>
          </table:table-cell>
          <table:table-cell table:style-name="ce43"/>
          <table:table-cell table:style-name="ce38" table:formula="of:=MAX([.I$1:.I27])+[.G28]" office:value-type="time" office:time-value="PT09H30M00S">
            <text:p>09:30</text:p>
          </table:table-cell>
          <table:table-cell table:style-name="ce44"/>
          <table:table-cell table:style-name="ce1" table:number-columns-repeated="1014"/>
        </table:table-row>
        <table:table-row table:style-name="ro1">
          <table:table-cell table:number-columns-repeated="2"/>
          <table:table-cell table:style-name="ce26" table:formula="of:=CONCATENATE([.B$28]; COUNTA([.C$29:.C29]); &quot;.&quot;)" office:value-type="string" office:string-value="7.4.1.">
            <text:p>7.4.1.</text:p>
          </table:table-cell>
          <table:table-cell table:style-name="ce31" office:value-type="string">
            <text:p></text:p>
          </table:table-cell>
          <table:table-cell office:value-type="string">
            <text:p>Remove existing backups "_Trunk_&lt;Old Date&gt;"</text:p>
          </table:table-cell>
          <table:table-cell table:number-columns-repeated="1019"/>
        </table:table-row>
        <table:table-row table:style-name="ro1">
          <table:table-cell table:number-columns-repeated="2"/>
          <table:table-cell table:style-name="ce26" table:formula="of:=CONCATENATE([.B$28]; COUNTA([.C$29:.C30]); &quot;.&quot;)" office:value-type="string" office:string-value="7.4.2.">
            <text:p>7.4.2.</text:p>
          </table:table-cell>
          <table:table-cell table:style-name="ce31" office:value-type="string">
            <text:p></text:p>
          </table:table-cell>
          <table:table-cell office:value-type="string">
            <text:p>Rename the existing working copy to "_Trunk_&lt;New Date&gt;"</text:p>
          </table:table-cell>
          <table:table-cell table:number-columns-repeated="1019"/>
        </table:table-row>
        <table:table-row table:style-name="ro1">
          <table:table-cell table:number-columns-repeated="2"/>
          <table:table-cell table:style-name="ce26" table:formula="of:=CONCATENATE([.B$28]; COUNTA([.C$29:.C31]); &quot;.&quot;)" office:value-type="string" office:string-value="7.4.3.">
            <text:p>7.4.3.</text:p>
          </table:table-cell>
          <table:table-cell table:style-name="ce31" office:value-type="string">
            <text:p></text:p>
          </table:table-cell>
          <table:table-cell office:value-type="string">
            <text:p>Create a new folder "_Trunk"</text:p>
          </table:table-cell>
          <table:table-cell table:number-columns-repeated="1019"/>
        </table:table-row>
        <table:table-row table:style-name="ro1">
          <table:table-cell table:number-columns-repeated="2"/>
          <table:table-cell table:style-name="ce26" table:formula="of:=CONCATENATE([.B$28]; COUNTA([.C$29:.C32]); &quot;.&quot;)" office:value-type="string" office:string-value="7.4.4.">
            <text:p>7.4.4.</text:p>
          </table:table-cell>
          <table:table-cell table:style-name="ce31" office:value-type="string">
            <text:p></text:p>
          </table:table-cell>
          <table:table-cell office:value-type="string">
            <text:p>Check the head revision out into "_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8" office:value-type="time" office:time-value="PT00H15M00S">
            <text:p>00:15</text:p>
          </table:table-cell>
          <table:table-cell table:style-name="ce43"/>
          <table:table-cell table:style-name="ce38" table:formula="of:=MAX([.I$1:.I33])+[.G34]" office:value-type="time" office:time-value="PT09H45M00S">
            <text:p>09:45</text:p>
          </table:table-cell>
          <table:table-cell table:style-name="ce44"/>
          <table:table-cell table:style-name="ce1" table:number-columns-repeated="1014"/>
        </table:table-row>
        <table:table-row table:style-name="ro1">
          <table:table-cell table:number-columns-repeated="2"/>
          <table:table-cell table:style-name="ce26" table:formula="of:=CONCATENATE([.B$34]; COUNTA([.C$35:.C35]);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39]);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8" office:value-type="time" office:time-value="PT00H15M00S">
            <text:p>00:15</text:p>
          </table:table-cell>
          <table:table-cell table:style-name="ce43"/>
          <table:table-cell table:style-name="ce38" table:formula="of:=MAX([.I$1:.I38])+[.G39]" office:value-type="time" office:time-value="PT10H00M00S">
            <text:p>10:00</text:p>
          </table:table-cell>
          <table:table-cell table:style-name="ce44"/>
          <table:table-cell table:number-columns-repeated="1014"/>
        </table:table-row>
        <table:table-row table:style-name="ro1">
          <table:table-cell table:number-columns-repeated="2"/>
          <table:table-cell table:style-name="ce26" table:formula="of:=CONCATENATE([.B$39]; COUNTA([.C$40:.C40]);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39]; COUNTA([.C$40:.C41]);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26" table:formula="of:=CONCATENATE([.B$39]; COUNTA([.C$40:.C42]);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26" table:formula="of:=CONCATENATE([.B$39]; COUNTA([.C$40:.C43]);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26" table:formula="of:=CONCATENATE([.B$39]; COUNTA([.C$40:.C44]);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26" table:formula="of:=CONCATENATE([.B$39]; COUNTA([.C$40:.C45]);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26" table:formula="of:=CONCATENATE([.B$39]; COUNTA([.C$40:.C46]);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26" table:formula="of:=CONCATENATE([.B$39]; COUNTA([.C$40:.C47]);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39]; COUNTA([.C$40:.C49]);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Version 1.0.7'</text:p>
          </table:table-cell>
          <table:table-cell table:number-columns-repeated="1019"/>
        </table:table-row>
        <table:table-row table:style-name="ro2">
          <table:table-cell table:number-columns-repeated="2"/>
          <table:table-cell table:style-name="ce26" table:formula="of:=CONCATENATE([.B$39]; COUNTA([.C$40:.C51]);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Version 1.0.4'</text:p>
          </table:table-cell>
          <table:table-cell table:number-columns-repeated="1019"/>
        </table:table-row>
        <table:table-row table:style-name="ro1">
          <table:table-cell table:number-columns-repeated="2"/>
          <table:table-cell table:style-name="ce26" table:formula="of:=CONCATENATE([.B$39]; COUNTA([.C$40:.C53]);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Version 1.99.28'</text:p>
          </table:table-cell>
          <table:table-cell table:number-columns-repeated="1019"/>
        </table:table-row>
        <table:table-row table:style-name="ro1">
          <table:table-cell table:number-columns-repeated="2"/>
          <table:table-cell table:style-name="ce26" table:formula="of:=CONCATENATE([.B$39]; COUNTA([.C$40:.C55]); &quot;.&quot;)" office:value-type="string" office:string-value="7.6.12.">
            <text:p>7.6.12.</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39]; COUNTA([.C$40:.C56]); &quot;.&quot;)" office:value-type="string" office:string-value="7.6.13.">
            <text:p>7.6.13.</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58]); &quot;.&quot;)" office:value-type="string" office:string-value="7.7.">
            <text:p>7.7.</text:p>
          </table:table-cell>
          <table:table-cell table:style-name="ce28"/>
          <table:table-cell table:style-name="ce30"/>
          <table:table-cell table:style-name="ce28" office:value-type="string">
            <text:p>Backup PC</text:p>
          </table:table-cell>
          <table:table-cell table:style-name="ce28"/>
          <table:table-cell table:style-name="ce38" office:value-type="time" office:time-value="PT00H30M00S">
            <text:p>00:30</text:p>
          </table:table-cell>
          <table:table-cell table:style-name="ce43"/>
          <table:table-cell table:style-name="ce38" table:formula="of:=MAX([.I$1:.I57])+[.G58]" office:value-type="time" office:time-value="PT10H30M00S">
            <text:p>10:30</text:p>
          </table:table-cell>
          <table:table-cell table:style-name="ce44"/>
          <table:table-cell table:number-columns-repeated="1014"/>
        </table:table-row>
        <table:table-row table:style-name="ro1">
          <table:table-cell table:number-columns-repeated="2"/>
          <table:table-cell table:style-name="ce26" table:formula="of:=CONCATENATE([.B$58]; COUNTA([.C$59:.C59]); &quot;.&quot;)" office:value-type="string" office:string-value="7.7.1.">
            <text:p>7.7.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58]; COUNTA([.C$59:.C60]); &quot;.&quot;)" office:value-type="string" office:string-value="7.7.2.">
            <text:p>7.7.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0. Overview'.C16:'0. Overview'.C31">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3</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5">05.12.2011</text:date>, <text:time>19:40: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T37H33M17S</meta:editing-duration>
    <meta:editing-cycles>45</meta:editing-cycles>
    <meta:generator>OpenOffice.org/3.2$Win32 OpenOffice.org_project/320m12$Build-9483</meta:generator>
    <meta:initial-creator>Matthias Kläy</meta:initial-creator>
    <dc:date>2011-12-05T19:40:08.78</dc:date>
    <dc:creator>Matthias Kläy</dc:creator>
    <meta:printed-by>Matthias Kläy</meta:printed-by>
    <meta:print-date>2011-12-04T13:41:21.74</meta:print-date>
    <meta:document-statistic meta:table-count="8" meta:cell-count="654" meta:object-count="0"/>
  </office:meta>
</office:document-meta>
</file>